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Heading_20_1" style:master-page-name="First_20_Page">
      <style:paragraph-properties style:page-number="auto"/>
    </style:style>
    <style:style style:name="T1" style:family="text">
      <style:text-properties style:font-name="TimesNewRoman" fo:font-size="12pt" style:font-name-asian="TimesNewRoman" style:font-size-asian="12pt" style:font-name-complex="TimesNewRoman" style:font-size-complex="12pt"/>
    </style:style>
    <style:style style:name="T2" style:family="text">
      <style:text-properties style:font-name="Courier" fo:font-size="12pt" style:font-name-asian="Courier" style:font-size-asian="12pt" style:font-name-complex="Courier" style:font-size-complex="12pt"/>
    </style:style>
    <style:style style:name="T3" style:family="text">
      <style:text-properties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Integration With the Enterprise</text:h>
      <text:p text:style-name="Text_20_body"/>
      <text:h text:style-name="Heading_20_2" text:outline-level="2">Directories</text:h>
      <text:p text:style-name="Text_20_body"/>
      <text:h text:style-name="Heading_20_2" text:outline-level="2">Portals</text:h>
      <text:h text:style-name="Heading_20_3" text:outline-level="3">Introduction</text:h>
      <text:p text:style-name="Text_20_body">The intent is to have an application that can live inside and outside of a portal and be equally functional in both contexts. Some organizations that run bedework have no intention, at least currently, of running a portal. Others do not wish to make any of their portal applications visible outside of that framework.</text:p>
      <text:p text:style-name="Text_20_body">To achieve this we decided to use the apache portals-struts bridge. This is a widely used package which, in theory, allows a struts based application to run inside a portal. In addition, that same deployed package is available outside of the portal if you so wish.</text:p>
      <text:p text:style-name="Text_20_body">In reality, the portal context places a number of restrictions on the application. Some of these are easily met, (the action/render urls). Others restrictions cause problems, (see below).</text:p>
      <text:p text:style-name="Text_20_body">While it is possible that organizations will want some different styling for the portal version, as much as possible we try to have a single stylesheet for both. Bedework is a complex application so inheriting styles from the portal may not work too well. At the very least however, much of the header and footers should be dropped for the portal.</text:p>
      <text:h text:style-name="Heading_20_3" text:outline-level="3">Limitations of JSR168</text:h>
      <text:p text:style-name="Text_20_body">To allow bedework to run in as many portals as possible we need a common framework. That framework in the portal world is JSR168 – the portlet specification.</text:p>
      <text:p text:style-name="Text_20_body">Unfortunately, this specification left out some key pieces. The worst omission is the ability in some controlled way to set the content type. This prevents us from using a number of standard web practices in a portal agnostic fashion. We are unable to use Ajax, create pop-up windows or even to initiate a binary (or ics) download.</text:p>
      <text:p text:style-name="Text_20_body">Most (possibly all) portals provide ways around these restrictions. However, because they are not part of any specification they are different for most portals. Thus, after the 3.3.1 release we reimplemented a number of features in the stylesheets which previously used popup windows. This does not prevent someone with sufficient knowledge of their portal <text:soft-page-break/>framework from reimplementing such features using portal specific mechanisms. As our intent is to have an easily deployable portlet it does prevent us from distributing bedework with those features already in place.</text:p>
      <text:h text:style-name="Heading_20_4" text:outline-level="4">Binary – or ics – downloads.</text:h>
      <text:p text:style-name="Text_20_body">This still leaves us with the problem of binary downloads. In bedework this shows up in the downloading of ics files. At the moment it appears that the only portal agnostic solution to this problem is single-signon. Bedework as distributed will build links to the servlet version bypassing the portal altogether.</text:p>
      <text:p text:style-name="Text_20_body">Without single signon, this leads to the authentication promp and, at the moment, a failure to download. Immediately following this with another attempt leads to a successful download.</text:p>
      <text:p text:style-name="Text_20_body">With single signon, this process should work.</text:p>
      <text:h text:style-name="Heading_20_4" text:outline-level="4">Popups</text:h>
      <text:p text:style-name="Text_20_body">The possible solutions to popups are related to that for binary downloads. The portlet specification states (PLT.15.4) that “<text:span text:style-name="T1">data stored in the </text:span><text:span text:style-name="T2">HttpSession </text:span><text:span text:style-name="T1">by </text:span><text:span text:style-name="T3">servlets or JSPs is accessible to portlets”. It appears it should be possible to share the current portlet session with the servlet and there is some suggestion that the current tomcat distibution allows this. </text:span></text:p>
      <text:h text:style-name="Heading_20_3" text:outline-level="3">Hope on the horizon</text:h>
      <text:p text:style-name="Text_20_body">The portlet specification is being worked upon and version 2 is on its way. This appears to deal with a number of the outstanding issues as well as handling a number of other areas passed over in the first version.</text:p>
      <text:p text:style-name="Text_20_body">However, we will have to wait for portals to implement the new specification which may take some time.</text:p>
      <text:h text:style-name="Heading_20_2" text:outline-level="2">Email</text:h>
      <text:p text:style-name="Text_20_body"/>
      <text:h text:style-name="Heading_20_2" text:outline-level="2">Other calendar system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6-22T10:25:13.95">Jun 22, 2009</text:date> <text:tab/><text:tab/>p.<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20:22.42</meta:creation-date>
    <dc:language>en-US</dc:language>
    <meta:editing-cycles>3</meta:editing-cycles>
    <meta:editing-duration>PT00H04M51S</meta:editing-duration>
    <dc:title>BedeworkTemplate</dc:title>
    <meta:initial-creator>Arlen Johnson</meta:initial-creator>
    <dc:date>2009-06-22T10:25:13.89</dc:date>
    <dc:creator>Arlen Johnson</dc:creator>
    <meta:document-statistic meta:table-count="0" meta:image-count="0" meta:object-count="0" meta:page-count="2" meta:paragraph-count="24" meta:word-count="598" meta:character-count="3607"/>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20:22.20"/>
  </office:meta>
</office:document-meta>
</file>